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19.44mm"/>
    </style:style>
    <style:style style:name="co8" style:family="table-column">
      <style:table-column-properties fo:break-before="auto" style:column-width="19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0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otes" table:style-name="ta1">
        <table:shapes>
          <draw:frame draw:z-index="0" draw:style-name="gr1" draw:text-style-name="P1" svg:width="162.07mm" svg:height="91.16mm" svg:x="206.46mm" svg:y="2.26mm">
            <loext:p draw:notify-on-update-of-ranges="notes.B1:notes.H1 notes.A2:notes.A2 notes.B2:notes.H2 notes.A3:notes.A3 notes.B3:notes.H3 notes.A4:notes.A4 notes.B4:notes.H4 notes.A5:notes.A5 notes.B5:notes.H5 notes.A6:notes.A6 notes.B6:notes.H6 notes.A7:notes.A7 notes.B7:notes.H7 notes.A8:notes.A8 notes.B8:notes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94mm" svg:height="90.31mm" svg:x="208.37mm" svg:y="95.39mm">
            <loext:p draw:notify-on-update-of-ranges="notes.B1:notes.H1 notes.A9:notes.A9 notes.B9:notes.H9 notes.A10:notes.A10 notes.B10:notes.H10 notes.A11:notes.A11 notes.B11:notes.H11 notes.A12:notes.A12 notes.B12:notes.H12 notes.A13:notes.A13 notes.B13:notes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1mm" svg:height="89.75mm" svg:x="2.06mm" svg:y="66.6mm">
            <loext:p draw:notify-on-update-of-ranges="notes.A2:notes.A13 notes.B1:notes.B1 notes.B2:notes.B13 notes.C1:notes.C1 notes.C2:notes.C13 notes.D1:notes.D1 notes.D2:notes.D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7mm" svg:height="89.74mm" svg:x="0.58mm" svg:y="152.13mm">
            <loext:p draw:notify-on-update-of-ranges="notes.A2:notes.A13 notes.E1:notes.E1 notes.E2:notes.E13 notes.F1:notes.F1 notes.F2:notes.F13 notes.G1:notes.G1 notes.G2:notes.G13 notes.H1:notes.H1 notes.H2:notes.H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row table:style-name="ro1">
          <table:table-cell table:style-name="ce1"/>
          <table:table-cell table:style-name="ce2" office:value-type="string" calcext:value-type="string">
            <text:p>Blanche Hermine</text:p>
          </table:table-cell>
          <table:table-cell table:style-name="ce2" office:value-type="string" calcext:value-type="string">
            <text:p>Britt</text:p>
          </table:table-cell>
          <table:table-cell table:style-name="ce2" office:value-type="string" calcext:value-type="string">
            <text:p>Philomenn</text:p>
          </table:table-cell>
          <table:table-cell table:style-name="ce2" office:value-type="string" calcext:value-type="string">
            <text:p>Coreff</text:p>
          </table:table-cell>
          <table:table-cell table:style-name="ce2" office:value-type="string" calcext:value-type="string">
            <text:p>Dremmwel</text:p>
          </table:table-cell>
          <table:table-cell table:style-name="ce2" office:value-type="string" calcext:value-type="string">
            <text:p>Skumenn Pale</text:p>
          </table:table-cell>
          <table:table-cell table:style-name="ce2" office:value-type="string" calcext:value-type="string">
            <text:p>Morgane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CORNILLO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B2:.H2])"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GIACOFCI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VERAGE([.B3:.H3])"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JEGOU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AVERAGE([.B4:.H4])" office:value-type="float" office:value="10.4285714285714" calcext:value-type="float">
            <text:p>10,4</text:p>
          </table:table-cell>
        </table:table-row>
        <table:table-row table:style-name="ro1">
          <table:table-cell office:value-type="string" calcext:value-type="string">
            <text:p>KLUTCHNIKOFF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([.B5:.H5])" office:value-type="float" office:value="13.75" calcext:value-type="float">
            <text:p>13,8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VERAGE([.B6:.H6])" office:value-type="float" office:value="7.16666666666667" calcext:value-type="float">
            <text:p>7,2</text:p>
          </table:table-cell>
        </table:table-row>
        <table:table-row table:style-name="ro1">
          <table:table-cell office:value-type="string" calcext:value-type="string">
            <text:p>ROUVIER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VERAGE([.B7:.H7])" office:value-type="float" office:value="12.8333333333333" calcext:value-type="float">
            <text:p>12,8</text:p>
          </table:table-cell>
        </table:table-row>
        <table:table-row table:style-name="ro1">
          <table:table-cell office:value-type="string" calcext:value-type="string">
            <text:p>MARCHAND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AVERAGE([.B8:.H8])" office:value-type="float" office:value="13.8" calcext:value-type="float">
            <text:p>13,8</text:p>
          </table:table-cell>
        </table:table-row>
        <table:table-row table:style-name="ro1">
          <table:table-cell office:value-type="string" calcext:value-type="string">
            <text:p>TAVENARD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9:.H9])" office:value-type="float" office:value="9.28571428571429" calcext:value-type="float">
            <text:p>9,3</text:p>
          </table:table-cell>
        </table:table-row>
        <table:table-row table:style-name="ro1">
          <table:table-cell office:value-type="string" calcext:value-type="string">
            <text:p>MOREAU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.B10:.H10])" office:value-type="float" office:value="12.6666666666667" calcext:value-type="float">
            <text:p>12,7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B11:.H11])" office:value-type="float" office:value="12" calcext:value-type="float">
            <text:p>12,0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12:.H12])"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UGHETT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B13:.H13])" office:value-type="float" office:value="12.4" calcext:value-type="float">
            <text:p>12,4</text:p>
          </table:table-cell>
        </table:table-row>
        <table:table-row table:style-name="ro1">
          <table:table-cell table:style-name="ce3" office:value-type="string" calcext:value-type="string">
            <text:p>Moyenne</text:p>
          </table:table-cell>
          <table:table-cell table:style-name="ce4" table:formula="of:=AVERAGE([.B2:.B13])" office:value-type="float" office:value="12.4444444444444" calcext:value-type="float">
            <text:p>12,4</text:p>
          </table:table-cell>
          <table:table-cell table:style-name="ce4" table:formula="of:=AVERAGE([.C2:.C13])" office:value-type="float" office:value="12.2222222222222" calcext:value-type="float">
            <text:p>12,2</text:p>
          </table:table-cell>
          <table:table-cell table:style-name="ce4" table:formula="of:=AVERAGE([.D2:.D13])" office:value-type="float" office:value="11.2727272727273" calcext:value-type="float">
            <text:p>11,3</text:p>
          </table:table-cell>
          <table:table-cell table:style-name="ce4" table:formula="of:=AVERAGE([.E2:.E13])" office:value-type="float" office:value="13.75" calcext:value-type="float">
            <text:p>13,8</text:p>
          </table:table-cell>
          <table:table-cell table:style-name="ce4" table:formula="of:=AVERAGE([.F2:.F13])" office:value-type="float" office:value="11.7272727272727" calcext:value-type="float">
            <text:p>11,7</text:p>
          </table:table-cell>
          <table:table-cell table:style-name="ce4" table:formula="of:=AVERAGE([.G2:.G13])" office:value-type="float" office:value="9.33333333333333" calcext:value-type="float">
            <text:p>9,3</text:p>
          </table:table-cell>
          <table:table-cell table:style-name="ce4" table:formula="of:=AVERAGE([.H2:.H13])" office:value-type="float" office:value="11.6363636363636" calcext:value-type="float">
            <text:p>11,6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7:16:59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5T09:38:20.577000000</dc:date>
    <meta:editing-duration>PT21H2M47S</meta:editing-duration>
    <meta:editing-cycles>8</meta:editing-cycles>
    <meta:generator>LibreOffice/5.1.5.2$Windows_x86 LibreOffice_project/7a864d8825610a8c07cfc3bc01dd4fce6a9447e5</meta:generator>
    <meta:document-statistic meta:table-count="1" meta:cell-count="1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08cm" svg:height="9.117cm" xlink:href=".." xlink:type="simple" chart:class="chart:line" chart:style-name="ch1">
        <chart:title svg:x="7.227cm" svg:y="0.318cm" chart:style-name="ch2">
          <text:p>Matheux</text:p>
        </chart:title>
        <chart:legend chart:legend-position="end" svg:x="12.298cm" svg:y="2.765cm" style:legend-expansion="high" chart:style-name="ch3"/>
        <chart:plot-area chart:style-name="ch4" table:cell-range-address="notes.A1:notes.H8" chart:data-source-has-labels="both" svg:x="0.324cm" svg:y="1.279cm" svg:width="11.65cm" svg:height="7.656cm">
          <chartooo:coordinate-region svg:x="1.634cm" svg:y="1.279cm" svg:width="9.517cm" svg:height="5.075cm"/>
          <chart:axis chart:dimension="x" chart:name="primary-x" chart:style-name="ch5" chartooo:axis-type="auto">
            <chartooo:date-scale/>
            <chart:categories table:cell-range-address="notes.B1:notes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s.B2:notes.H2" chart:label-cell-address="notes.A2:notes.A2" chart:class="chart:line">
            <chart:data-point chart:repeated="7"/>
          </chart:series>
          <chart:series chart:style-name="ch8" chart:values-cell-range-address="notes.B3:notes.H3" chart:label-cell-address="notes.A3:notes.A3" chart:class="chart:line">
            <chart:data-point chart:repeated="7"/>
          </chart:series>
          <chart:series chart:style-name="ch9" chart:values-cell-range-address="notes.B4:notes.H4" chart:label-cell-address="notes.A4:notes.A4" chart:class="chart:line">
            <chart:data-point chart:repeated="7"/>
          </chart:series>
          <chart:series chart:style-name="ch10" chart:values-cell-range-address="notes.B5:notes.H5" chart:label-cell-address="notes.A5:notes.A5" chart:class="chart:line">
            <chart:data-point chart:repeated="7"/>
          </chart:series>
          <chart:series chart:style-name="ch11" chart:values-cell-range-address="notes.B6:notes.H6" chart:label-cell-address="notes.A6:notes.A6" chart:class="chart:line">
            <chart:data-point chart:repeated="7"/>
          </chart:series>
          <chart:series chart:style-name="ch12" chart:values-cell-range-address="notes.B7:notes.H7" chart:label-cell-address="notes.A7:notes.A7" chart:class="chart:line">
            <chart:data-point chart:repeated="7"/>
          </chart:series>
          <chart:series chart:style-name="ch13" chart:values-cell-range-address="notes.B8:notes.H8" chart:label-cell-address="notes.A8:notes.A8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che Hermine</text:p>
                <draw:g>
                  <svg:desc>notes.B1:notes.H1</svg:desc>
                </draw:g>
              </table:table-cell>
              <table:table-cell office:value-type="string">
                <text:p>Britt</text:p>
              </table:table-cell>
              <table:table-cell office:value-type="string">
                <text:p>Philomenn</text:p>
              </table:table-cell>
              <table:table-cell office:value-type="string">
                <text:p>Coreff</text:p>
              </table:table-cell>
              <table:table-cell office:value-type="string">
                <text:p>Dremmwel</text:p>
              </table:table-cell>
              <table:table-cell office:value-type="string">
                <text:p>Skumenn Pale</text:p>
              </table:table-cell>
              <table:table-cell office:value-type="string">
                <text:p>Morgane</text:p>
              </table:table-cell>
            </table:table-row>
          </table:table-header-rows>
          <table:table-rows>
            <table:table-row>
              <table:table-cell office:value-type="string">
                <text:p>CORNILLON</text:p>
                <draw:g>
                  <svg:desc>notes.A2:notes.A2</svg:desc>
                </draw:g>
              </table:table-cell>
              <table:table-cell office:value-type="float" office:value="12">
                <text:p>12</text:p>
                <draw:g>
                  <svg:desc>notes.B2:notes.H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IACOFCI</text:p>
                <draw:g>
                  <svg:desc>notes.A3:notes.A3</svg:desc>
                </draw:g>
              </table:table-cell>
              <table:table-cell office:value-type="float" office:value="13">
                <text:p>13</text:p>
                <draw:g>
                  <svg:desc>notes.B3:notes.H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EGOU</text:p>
                <draw:g>
                  <svg:desc>notes.A4:notes.A4</svg:desc>
                </draw:g>
              </table:table-cell>
              <table:table-cell office:value-type="float" office:value="10">
                <text:p>10</text:p>
                <draw:g>
                  <svg:desc>notes.B4:notes.H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LUTCHNIKOFF</text:p>
                <draw:g>
                  <svg:desc>notes.A5:notes.A5</svg:desc>
                </draw:g>
              </table:table-cell>
              <table:table-cell office:value-type="float" office:value="NaN">
                <text:p>NaN</text:p>
                <draw:g>
                  <svg:desc>notes.B5:notes.H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OMONT</text:p>
                <draw:g>
                  <svg:desc>notes.A6:notes.A6</svg:desc>
                </draw:g>
              </table:table-cell>
              <table:table-cell office:value-type="float" office:value="8">
                <text:p>8</text:p>
                <draw:g>
                  <svg:desc>notes.B6:notes.H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UVIERE</text:p>
                <draw:g>
                  <svg:desc>notes.A7:notes.A7</svg:desc>
                </draw:g>
              </table:table-cell>
              <table:table-cell office:value-type="float" office:value="15">
                <text:p>15</text:p>
                <draw:g>
                  <svg:desc>notes.B7:notes.H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RCHAND</text:p>
                <draw:g>
                  <svg:desc>notes.A8:notes.A8</svg:desc>
                </draw:g>
              </table:table-cell>
              <table:table-cell office:value-type="float" office:value="17">
                <text:p>17</text:p>
                <draw:g>
                  <svg:desc>notes.B8:notes.H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95cm" svg:height="9.032cm" xlink:href=".." xlink:type="simple" chart:class="chart:line" chart:style-name="ch1">
        <chart:title svg:x="7.355cm" svg:y="0.316cm" chart:style-name="ch2">
          <text:p>Geeks</text:p>
        </chart:title>
        <chart:legend chart:legend-position="end" svg:x="12.899cm" svg:y="3.221cm" style:legend-expansion="high" chart:style-name="ch3"/>
        <chart:plot-area chart:style-name="ch4" table:cell-range-address="notes.B1:notes.H1 notes.A9:notes.H13" chart:data-source-has-labels="both" svg:x="0.321cm" svg:y="1.275cm" svg:width="12.257cm" svg:height="7.577cm">
          <chartooo:coordinate-region svg:x="1.631cm" svg:y="1.275cm" svg:width="10.124cm" svg:height="4.996cm"/>
          <chart:axis chart:dimension="x" chart:name="primary-x" chart:style-name="ch5" chartooo:axis-type="auto">
            <chartooo:date-scale/>
            <chart:categories table:cell-range-address="notes.B1:notes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tes.B9:notes.H9" chart:label-cell-address="notes.A9:notes.A9" chart:class="chart:line">
            <chart:data-point chart:repeated="7"/>
          </chart:series>
          <chart:series chart:style-name="ch9" chart:values-cell-range-address="notes.B10:notes.H10" chart:label-cell-address="notes.A10:notes.A10" chart:class="chart:line">
            <chart:data-point chart:repeated="7"/>
          </chart:series>
          <chart:series chart:style-name="ch10" chart:values-cell-range-address="notes.B11:notes.H11" chart:label-cell-address="notes.A11:notes.A11" chart:class="chart:line">
            <chart:data-point chart:repeated="7"/>
          </chart:series>
          <chart:series chart:style-name="ch11" chart:values-cell-range-address="notes.B12:notes.H12" chart:label-cell-address="notes.A12:notes.A12" chart:class="chart:line">
            <chart:data-point chart:repeated="7"/>
          </chart:series>
          <chart:series chart:style-name="ch12" chart:values-cell-range-address="notes.B13:notes.H13" chart:label-cell-address="notes.A13:notes.A1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che Hermine</text:p>
                <draw:g>
                  <svg:desc>notes.B1:notes.H1</svg:desc>
                </draw:g>
              </table:table-cell>
              <table:table-cell office:value-type="string">
                <text:p>Britt</text:p>
              </table:table-cell>
              <table:table-cell office:value-type="string">
                <text:p>Philomenn</text:p>
              </table:table-cell>
              <table:table-cell office:value-type="string">
                <text:p>Coreff</text:p>
              </table:table-cell>
              <table:table-cell office:value-type="string">
                <text:p>Dremmwel</text:p>
              </table:table-cell>
              <table:table-cell office:value-type="string">
                <text:p>Skumenn Pale</text:p>
              </table:table-cell>
              <table:table-cell office:value-type="string">
                <text:p>Morgane</text:p>
              </table:table-cell>
            </table:table-row>
          </table:table-header-rows>
          <table:table-rows>
            <table:table-row>
              <table:table-cell office:value-type="string">
                <text:p>TAVENARD</text:p>
                <draw:g>
                  <svg:desc>notes.A9:notes.A9</svg:desc>
                </draw:g>
              </table:table-cell>
              <table:table-cell office:value-type="float" office:value="11">
                <text:p>11</text:p>
                <draw:g>
                  <svg:desc>notes.B9:notes.H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REAU</text:p>
                <draw:g>
                  <svg:desc>notes.A10:notes.A10</svg:desc>
                </draw:g>
              </table:table-cell>
              <table:table-cell office:value-type="float" office:value="14">
                <text:p>14</text:p>
                <draw:g>
                  <svg:desc>notes.B10:notes.H10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</text:p>
                <draw:g>
                  <svg:desc>notes.A11:notes.A11</svg:desc>
                </draw:g>
              </table:table-cell>
              <table:table-cell office:value-type="float" office:value="12">
                <text:p>12</text:p>
                <draw:g>
                  <svg:desc>notes.B11:notes.H11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E</text:p>
                <draw:g>
                  <svg:desc>notes.A12:notes.A12</svg:desc>
                </draw:g>
              </table:table-cell>
              <table:table-cell office:value-type="float" office:value="NaN">
                <text:p>NaN</text:p>
                <draw:g>
                  <svg:desc>notes.B12:notes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GHETTO</text:p>
                <draw:g>
                  <svg:desc>notes.A13:notes.A13</svg:desc>
                </draw:g>
              </table:table-cell>
              <table:table-cell office:value-type="float" office:value="NaN">
                <text:p>NaN</text:p>
                <draw:g>
                  <svg:desc>notes.B13:notes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2cm" svg:height="8.976cm" xlink:href=".." xlink:type="simple" chart:class="chart:line" chart:style-name="ch1">
        <chart:title svg:x="7.036cm" svg:y="0.315cm" chart:style-name="ch2">
          <text:p>Blanches</text:p>
        </chart:title>
        <chart:legend chart:legend-position="end" svg:x="12.049cm" svg:y="3.691cm" style:legend-expansion="high" chart:style-name="ch3"/>
        <chart:plot-area chart:style-name="ch4" table:cell-range-address="notes.A1:notes.D13" chart:data-source-has-labels="both" svg:x="0.32cm" svg:y="1.273cm" svg:width="11.409cm" svg:height="7.524cm">
          <chartooo:coordinate-region svg:x="0.756cm" svg:y="1.273cm" svg:width="9.762cm" svg:height="4.981cm"/>
          <chart:axis chart:dimension="x" chart:name="primary-x" chart:style-name="ch5" chartooo:axis-type="auto">
            <chartooo:date-scale/>
            <chart:categories table:cell-range-address="notes.A2:notes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tes.B2:notes.B13" chart:label-cell-address="notes.B1:notes.B1" chart:class="chart:line">
            <chart:data-point chart:repeated="12"/>
          </chart:series>
          <chart:series chart:style-name="ch9" chart:values-cell-range-address="notes.C2:notes.C13" chart:label-cell-address="notes.C1:notes.C1" chart:class="chart:line">
            <chart:data-point chart:repeated="12"/>
          </chart:series>
          <chart:series chart:style-name="ch10" chart:values-cell-range-address="notes.D2:notes.D13" chart:label-cell-address="notes.D1:notes.D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che Hermine</text:p>
                <draw:g>
                  <svg:desc>notes.B1:notes.B1</svg:desc>
                </draw:g>
              </table:table-cell>
              <table:table-cell office:value-type="string">
                <text:p>Britt</text:p>
                <draw:g>
                  <svg:desc>notes.C1:notes.C1</svg:desc>
                </draw:g>
              </table:table-cell>
              <table:table-cell office:value-type="string">
                <text:p>Philomenn</text:p>
                <draw:g>
                  <svg:desc>notes.D1:not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NILLON</text:p>
                <draw:g>
                  <svg:desc>notes.A2:notes.A13</svg:desc>
                </draw:g>
              </table:table-cell>
              <table:table-cell office:value-type="float" office:value="12">
                <text:p>12</text:p>
                <draw:g>
                  <svg:desc>notes.B2:notes.B13</svg:desc>
                </draw:g>
              </table:table-cell>
              <table:table-cell office:value-type="float" office:value="13">
                <text:p>13</text:p>
                <draw:g>
                  <svg:desc>notes.C2:notes.C13</svg:desc>
                </draw:g>
              </table:table-cell>
              <table:table-cell office:value-type="float" office:value="8">
                <text:p>8</text:p>
                <draw:g>
                  <svg:desc>notes.D2:notes.D13</svg:desc>
                </draw:g>
              </table:table-cell>
            </table:table-row>
            <table:table-row>
              <table:table-cell office:value-type="string">
                <text:p>GIACOFCI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EGOU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LUTCHNIKOFF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OMON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UVIE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HAND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AVENARD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OREAU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E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GHET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75cm" xlink:href=".." xlink:type="simple" chart:class="chart:line" chart:style-name="ch1">
        <chart:title svg:x="7.143cm" svg:y="0.315cm" chart:style-name="ch2">
          <text:p>Blondes</text:p>
        </chart:title>
        <chart:legend chart:legend-position="end" svg:x="12.395cm" svg:y="3.441cm" style:legend-expansion="high" chart:style-name="ch3"/>
        <chart:plot-area chart:style-name="ch4" table:cell-range-address="notes.A2:notes.A13 notes.E1:notes.H13" chart:data-source-has-labels="both" svg:x="0.319cm" svg:y="1.273cm" svg:width="11.757cm" svg:height="7.523cm">
          <chartooo:coordinate-region svg:x="0.755cm" svg:y="1.273cm" svg:width="10.11cm" svg:height="4.979cm"/>
          <chart:axis chart:dimension="x" chart:name="primary-x" chart:style-name="ch5" chartooo:axis-type="auto">
            <chartooo:date-scale/>
            <chart:categories table:cell-range-address="notes.A2:note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s.E2:notes.E13" chart:label-cell-address="notes.E1:notes.E1" chart:class="chart:line">
            <chart:data-point chart:repeated="12"/>
          </chart:series>
          <chart:series chart:style-name="ch8" chart:values-cell-range-address="notes.F2:notes.F13" chart:label-cell-address="notes.F1:notes.F1" chart:class="chart:line">
            <chart:data-point chart:repeated="12"/>
          </chart:series>
          <chart:series chart:style-name="ch9" chart:values-cell-range-address="notes.G2:notes.G13" chart:label-cell-address="notes.G1:notes.G1" chart:class="chart:line">
            <chart:data-point chart:repeated="12"/>
          </chart:series>
          <chart:series chart:style-name="ch10" chart:values-cell-range-address="notes.H2:notes.H13" chart:label-cell-address="notes.H1:notes.H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ff</text:p>
                <draw:g>
                  <svg:desc>notes.E1:notes.E1</svg:desc>
                </draw:g>
              </table:table-cell>
              <table:table-cell office:value-type="string">
                <text:p>Dremmwel</text:p>
                <draw:g>
                  <svg:desc>notes.F1:notes.F1</svg:desc>
                </draw:g>
              </table:table-cell>
              <table:table-cell office:value-type="string">
                <text:p>Skumenn Pale</text:p>
                <draw:g>
                  <svg:desc>notes.G1:notes.G1</svg:desc>
                </draw:g>
              </table:table-cell>
              <table:table-cell office:value-type="string">
                <text:p>Morgane</text:p>
                <draw:g>
                  <svg:desc>notes.H1:note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NILLON</text:p>
                <draw:g>
                  <svg:desc>notes.A2:notes.A13</svg:desc>
                </draw:g>
              </table:table-cell>
              <table:table-cell office:value-type="float" office:value="NaN">
                <text:p>NaN</text:p>
                <draw:g>
                  <svg:desc>notes.E2:notes.E13</svg:desc>
                </draw:g>
              </table:table-cell>
              <table:table-cell office:value-type="float" office:value="NaN">
                <text:p>NaN</text:p>
                <draw:g>
                  <svg:desc>notes.F2:notes.F13</svg:desc>
                </draw:g>
              </table:table-cell>
              <table:table-cell office:value-type="float" office:value="9">
                <text:p>9</text:p>
                <draw:g>
                  <svg:desc>notes.G2:notes.G13</svg:desc>
                </draw:g>
              </table:table-cell>
              <table:table-cell office:value-type="float" office:value="12">
                <text:p>12</text:p>
                <draw:g>
                  <svg:desc>notes.H2:notes.H13</svg:desc>
                </draw:g>
              </table:table-cell>
            </table:table-row>
            <table:table-row>
              <table:table-cell office:value-type="string">
                <text:p>GIACOFCI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EGOU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LUTCHNIKOFF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ROMONT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UVIERE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RCHAND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AVENARD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REAU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E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GHETTO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